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72in"/>
    </style:style>
    <style:style style:name="co2" style:family="table-column">
      <style:table-column-properties fo:break-before="auto" style:column-width="3.4264in"/>
    </style:style>
    <style:style style:name="co3" style:family="table-column">
      <style:table-column-properties fo:break-before="auto" style:column-width="0.978in"/>
    </style:style>
    <style:style style:name="co4" style:family="table-column">
      <style:table-column-properties fo:break-before="auto" style:column-width="1.4882in"/>
    </style:style>
    <style:style style:name="co5" style:family="table-column">
      <style:table-column-properties fo:break-before="auto" style:column-width="1.9811in"/>
    </style:style>
    <style:style style:name="co6" style:family="table-column">
      <style:table-column-properties fo:break-before="auto" style:column-width="1.6264in"/>
    </style:style>
    <style:style style:name="co7" style:family="table-column">
      <style:table-column-properties fo:break-before="auto" style:column-width="1.2634in"/>
    </style:style>
    <style:style style:name="co8" style:family="table-column">
      <style:table-column-properties fo:break-before="auto" style:column-width="0.9173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ITEM NO.</text:p>
          </table:table-cell>
          <table:table-cell office:value-type="string">
            <text:p>SW-File Name(File Name)</text:p>
          </table:table-cell>
          <table:table-cell office:value-type="string">
            <text:p>Vendor</text:p>
          </table:table-cell>
          <table:table-cell office:value-type="string">
            <text:p>VendorNo</text:p>
          </table:table-cell>
          <table:table-cell office:value-type="string">
            <text:p>PART NUMBER</text:p>
          </table:table-cell>
          <table:table-cell office:value-type="string">
            <text:p>Material</text:p>
          </table:table-cell>
          <table:table-cell office:value-type="string">
            <text:p>QTY.</text:p>
          </table:table-cell>
          <table:table-cell office:value-type="string">
            <text:p>Price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uy_Wire</text:p>
          </table:table-cell>
          <table:table-cell table:number-columns-repeated="2" office:value-type="string">
            <text:p>?</text:p>
          </table:table-cell>
          <table:table-cell office:value-type="string">
            <text:p>Guy_Wire</text:p>
          </table:table-cell>
          <table:table-cell office:value-type="string">
            <text:p>Material &lt;not specified&gt;</text:p>
          </table:table-cell>
          <table:table-cell office:value-type="float" office:value="3">
            <text:p>3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ft_Truss</text:p>
          </table:table-cell>
          <table:table-cell office:value-type="string">
            <text:p>Cosmic Truss</text:p>
          </table:table-cell>
          <table:table-cell/>
          <table:table-cell office:value-type="string">
            <text:p>5ft_Truss</text:p>
          </table:table-cell>
          <table:table-cell office:value-type="string">
            <text:p>6061-T6 (SS)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se_Plate</text:p>
          </table:table-cell>
          <table:table-cell office:value-type="string">
            <text:p>Cosmic Truss</text:p>
          </table:table-cell>
          <table:table-cell/>
          <table:table-cell office:value-type="string">
            <text:p>Base_Plate</text:p>
          </table:table-cell>
          <table:table-cell office:value-type="string">
            <text:p>6061-T6 (SS)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russ_Plate_Coupler</text:p>
          </table:table-cell>
          <table:table-cell office:value-type="string">
            <text:p>Cosmic Truss</text:p>
          </table:table-cell>
          <table:table-cell/>
          <table:table-cell office:value-type="string">
            <text:p>Truss_Plate_Coupler</text:p>
          </table:table-cell>
          <table:table-cell office:value-type="string">
            <text:p>6061-T6 (SS)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mm_12mm_Flat_Head_Screw_91294A320</text:p>
          </table:table-cell>
          <table:table-cell office:value-type="string">
            <text:p>Cosmic Truss</text:p>
          </table:table-cell>
          <table:table-cell/>
          <table:table-cell office:value-type="string">
            <text:p>91294A320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russ_Coupler</text:p>
          </table:table-cell>
          <table:table-cell office:value-type="string">
            <text:p>Cosmic Truss</text:p>
          </table:table-cell>
          <table:table-cell/>
          <table:table-cell office:value-type="string">
            <text:p>Truss_Coupler</text:p>
          </table:table-cell>
          <table:table-cell office:value-type="string">
            <text:p>6061-T6 (SS)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upler_Pin</text:p>
          </table:table-cell>
          <table:table-cell office:value-type="string">
            <text:p>Cosmic Truss</text:p>
          </table:table-cell>
          <table:table-cell/>
          <table:table-cell office:value-type="string">
            <text:p>Coupler_Pin</text:p>
          </table:table-cell>
          <table:table-cell office:value-type="string">
            <text:p>Plain Carbon Steel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Tie_Down_Ring</text:p>
          </table:table-cell>
          <table:table-cell office:value-type="string">
            <text:p>McMaster</text:p>
          </table:table-cell>
          <table:table-cell office:value-type="string">
            <text:p>3076T31</text:p>
          </table:table-cell>
          <table:table-cell office:value-type="string">
            <text:p>Tie_Down_Ring</text:p>
          </table:table-cell>
          <table:table-cell office:value-type="string">
            <text:p>Plain Carbon Steel</text:p>
          </table:table-cell>
          <table:table-cell office:value-type="float" office:value="2">
            <text:p>2</text:p>
          </table:table-cell>
          <table:table-cell office:value-type="string">
            <text:p>$2.19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2.0in_U_Bolt_8896T107</text:p>
          </table:table-cell>
          <table:table-cell office:value-type="string">
            <text:p>McMaster</text:p>
          </table:table-cell>
          <table:table-cell table:number-columns-repeated="2" office:value-type="string">
            <text:p>8896T107</text:p>
          </table:table-cell>
          <table:table-cell/>
          <table:table-cell office:value-type="float" office:value="2">
            <text:p>2</text:p>
          </table:table-cell>
          <table:table-cell office:value-type="string">
            <text:p>$3.43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piral_Split_Ring_90990A180</text:p>
          </table:table-cell>
          <table:table-cell office:value-type="string">
            <text:p>McMaster</text:p>
          </table:table-cell>
          <table:table-cell office:value-type="string">
            <text:p>90990A180</text:p>
          </table:table-cell>
          <table:table-cell office:value-type="string">
            <text:p>Spiral_Split_Ring_90990A180</text:p>
          </table:table-cell>
          <table:table-cell office:value-type="string">
            <text:p>AISI 304</text:p>
          </table:table-cell>
          <table:table-cell office:value-type="float" office:value="19">
            <text:p>19</text:p>
          </table:table-cell>
          <table:table-cell office:value-type="string">
            <text:p>$10.16 per 50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0.25-20_SS_Nyloc_Nut_91831A029</text:p>
          </table:table-cell>
          <table:table-cell office:value-type="string">
            <text:p>McMaster</text:p>
          </table:table-cell>
          <table:table-cell table:number-columns-repeated="2" office:value-type="string">
            <text:p>91831A029</text:p>
          </table:table-cell>
          <table:table-cell office:value-type="string">
            <text:p>AISI 304</text:p>
          </table:table-cell>
          <table:table-cell office:value-type="float" office:value="8">
            <text:p>8</text:p>
          </table:table-cell>
          <table:table-cell office:value-type="string">
            <text:p>4.30 per 50 pack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0.375-16_Locknut_SS_91831A127</text:p>
          </table:table-cell>
          <table:table-cell office:value-type="string">
            <text:p>McMaster</text:p>
          </table:table-cell>
          <table:table-cell table:number-columns-repeated="2" office:value-type="string">
            <text:p>91831A127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$7.04 per 25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0.25in_Washer_SS_92141A029</text:p>
          </table:table-cell>
          <table:table-cell office:value-type="string">
            <text:p>McMaster</text:p>
          </table:table-cell>
          <table:table-cell table:number-columns-repeated="2" office:value-type="string">
            <text:p>92141A02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$3.37 per 100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0.3125_18_2.0in_Allen_Cap_Screw_SS_92196A421</text:p>
          </table:table-cell>
          <table:table-cell office:value-type="string">
            <text:p>McMaster</text:p>
          </table:table-cell>
          <table:table-cell table:number-columns-repeated="2" office:value-type="string">
            <text:p>92196A421</text:p>
          </table:table-cell>
          <table:table-cell/>
          <table:table-cell office:value-type="float" office:value="4">
            <text:p>4</text:p>
          </table:table-cell>
          <table:table-cell office:value-type="string">
            <text:p>$7.36 per 10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0.25-20_1.0in_Hex_Bolt_92240A542</text:p>
          </table:table-cell>
          <table:table-cell office:value-type="string">
            <text:p>McMaster</text:p>
          </table:table-cell>
          <table:table-cell table:number-columns-repeated="2" office:value-type="string">
            <text:p>92240A542</text:p>
          </table:table-cell>
          <table:table-cell/>
          <table:table-cell office:value-type="float" office:value="8">
            <text:p>8</text:p>
          </table:table-cell>
          <table:table-cell office:value-type="string">
            <text:p>$6.93 per 50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0.25-20_1.75in_Hex_Bolt_92240A548</text:p>
          </table:table-cell>
          <table:table-cell office:value-type="string">
            <text:p>McMaster</text:p>
          </table:table-cell>
          <table:table-cell table:number-columns-repeated="2" office:value-type="string">
            <text:p>92240A548</text:p>
          </table:table-cell>
          <table:table-cell/>
          <table:table-cell office:value-type="float" office:value="8">
            <text:p>8</text:p>
          </table:table-cell>
          <table:table-cell office:value-type="string">
            <text:p>$5.72 per 25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0.375-18_2.0in_Hex_Bolt_SS_92240A632</text:p>
          </table:table-cell>
          <table:table-cell office:value-type="string">
            <text:p>McMaster</text:p>
          </table:table-cell>
          <table:table-cell table:number-columns-repeated="2" office:value-type="string">
            <text:p>92240A632</text:p>
          </table:table-cell>
          <table:table-cell/>
          <table:table-cell office:value-type="float" office:value="4">
            <text:p>4</text:p>
          </table:table-cell>
          <table:table-cell office:value-type="string">
            <text:p>$6.31 per 10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0.375-18_1.5in_Carage_Bolt_SS_92356A587</text:p>
          </table:table-cell>
          <table:table-cell office:value-type="string">
            <text:p>McMaster</text:p>
          </table:table-cell>
          <table:table-cell table:number-columns-repeated="2" office:value-type="string">
            <text:p>92356A587</text:p>
          </table:table-cell>
          <table:table-cell/>
          <table:table-cell office:value-type="float" office:value="2">
            <text:p>2</text:p>
          </table:table-cell>
          <table:table-cell office:value-type="string">
            <text:p>$4.75 per 10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0.375-16_1.25in_Carage_Bolt_SS_92356A626</text:p>
          </table:table-cell>
          <table:table-cell office:value-type="string">
            <text:p>McMaster</text:p>
          </table:table-cell>
          <table:table-cell table:number-columns-repeated="2" office:value-type="string">
            <text:p>92356A626</text:p>
          </table:table-cell>
          <table:table-cell/>
          <table:table-cell office:value-type="float" office:value="4">
            <text:p>4</text:p>
          </table:table-cell>
          <table:table-cell office:value-type="string">
            <text:p>$6.12 per 10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0.375_3.0in_Quick_Pin_94975A253</text:p>
          </table:table-cell>
          <table:table-cell office:value-type="string">
            <text:p>McMaster</text:p>
          </table:table-cell>
          <table:table-cell table:number-columns-repeated="2" office:value-type="string">
            <text:p>94975A25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$5.78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0.5in_Quick_Pin_3.0in_94975A279</text:p>
          </table:table-cell>
          <table:table-cell office:value-type="string">
            <text:p>McMaster</text:p>
          </table:table-cell>
          <table:table-cell table:number-columns-repeated="2" office:value-type="string">
            <text:p>94975A279</text:p>
          </table:table-cell>
          <table:table-cell/>
          <table:table-cell office:value-type="float" office:value="1">
            <text:p>1</text:p>
          </table:table-cell>
          <table:table-cell office:value-type="string">
            <text:p>$9.79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25in_Quick_Pin_3.5in_94975A429</text:p>
          </table:table-cell>
          <table:table-cell office:value-type="string">
            <text:p>McMaster</text:p>
          </table:table-cell>
          <table:table-cell table:number-columns-repeated="2" office:value-type="string">
            <text:p>94975A429</text:p>
          </table:table-cell>
          <table:table-cell/>
          <table:table-cell office:value-type="float" office:value="4">
            <text:p>4</text:p>
          </table:table-cell>
          <table:table-cell office:value-type="string">
            <text:p>$5.48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0.25in_SS_Washer_96659A106</text:p>
          </table:table-cell>
          <table:table-cell office:value-type="string">
            <text:p>McMaster</text:p>
          </table:table-cell>
          <table:table-cell table:number-columns-repeated="2" office:value-type="string">
            <text:p>96659A106</text:p>
          </table:table-cell>
          <table:table-cell office:value-type="string">
            <text:p>AISI 304</text:p>
          </table:table-cell>
          <table:table-cell office:value-type="float" office:value="16">
            <text:p>16</text:p>
          </table:table-cell>
          <table:table-cell office:value-type="string">
            <text:p>$4.78 per 50 pack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.375in_Washer_SS_96659A108</text:p>
          </table:table-cell>
          <table:table-cell office:value-type="string">
            <text:p>McMaster</text:p>
          </table:table-cell>
          <table:table-cell table:number-columns-repeated="2" office:value-type="string">
            <text:p>96659A108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$7.00 per 50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0.375_3.0in_Clevis_97245A185</text:p>
          </table:table-cell>
          <table:table-cell office:value-type="string">
            <text:p>McMaster</text:p>
          </table:table-cell>
          <table:table-cell table:number-columns-repeated="2" office:value-type="string">
            <text:p>97245A18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$7.20 per 1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LTC_Mounting_Bar</text:p>
          </table:table-cell>
          <table:table-cell office:value-type="string">
            <text:p>Online Metals</text:p>
          </table:table-cell>
          <table:table-cell office:value-type="string">
            <text:p>6061-T6 Flat Bar</text:p>
          </table:table-cell>
          <table:table-cell office:value-type="string">
            <text:p><text:s/>0.25in X 1.5in X 24in</text:p>
          </table:table-cell>
          <table:table-cell office:value-type="string">
            <text:p>LTC_Mounting_Bar</text:p>
          </table:table-cell>
          <table:table-cell office:value-type="string">
            <text:p>6061-T6 (SS)</text:p>
          </table:table-cell>
          <table:table-cell office:value-type="float" office:value="1">
            <text:p>1</text:p>
          </table:table-cell>
          <table:table-cell office:value-type="string">
            <text:p>$4.57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Tri_Plate</text:p>
          </table:table-cell>
          <table:table-cell office:value-type="string">
            <text:p>Online Metals</text:p>
          </table:table-cell>
          <table:table-cell office:value-type="string">
            <text:p>6061-T6 Flat bar</text:p>
          </table:table-cell>
          <table:table-cell office:value-type="string">
            <text:p><text:s/>0.25in X 5.0in X 24in</text:p>
          </table:table-cell>
          <table:table-cell office:value-type="string">
            <text:p>Tri_Plate</text:p>
          </table:table-cell>
          <table:table-cell office:value-type="string">
            <text:p>6061-T6 (SS)</text:p>
          </table:table-cell>
          <table:table-cell office:value-type="float" office:value="4">
            <text:p>4</text:p>
          </table:table-cell>
          <table:table-cell office:value-type="string">
            <text:p>$15.26 per 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_Side_Bar</text:p>
          </table:table-cell>
          <table:table-cell office:value-type="string">
            <text:p>Online Metals</text:p>
          </table:table-cell>
          <table:table-cell office:value-type="string">
            <text:p>6061-T6 Flat Bar</text:p>
          </table:table-cell>
          <table:table-cell office:value-type="string">
            <text:p><text:s/>0.5in X 1.0in X 24in</text:p>
          </table:table-cell>
          <table:table-cell office:value-type="string">
            <text:p>V_Side_Bar</text:p>
          </table:table-cell>
          <table:table-cell office:value-type="string">
            <text:p>Material &lt;not specified&gt;</text:p>
          </table:table-cell>
          <table:table-cell office:value-type="float" office:value="4">
            <text:p>4</text:p>
          </table:table-cell>
          <table:table-cell office:value-type="string">
            <text:p>$6.10 per 2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Tri_Plate_Tube</text:p>
          </table:table-cell>
          <table:table-cell office:value-type="string">
            <text:p>Online Metals</text:p>
          </table:table-cell>
          <table:table-cell office:value-type="string">
            <text:p>6061-T6 Flat Bar</text:p>
          </table:table-cell>
          <table:table-cell office:value-type="string">
            <text:p><text:s/>1.0in X 2.25in X 12in</text:p>
          </table:table-cell>
          <table:table-cell office:value-type="string">
            <text:p>Tri_Plate_Tube</text:p>
          </table:table-cell>
          <table:table-cell office:value-type="string">
            <text:p>6061-T6 (SS)</text:p>
          </table:table-cell>
          <table:table-cell office:value-type="float" office:value="2">
            <text:p>2</text:p>
          </table:table-cell>
          <table:table-cell office:value-type="string">
            <text:p>$14.31 per 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_Bar</text:p>
          </table:table-cell>
          <table:table-cell office:value-type="string">
            <text:p>Online Metals</text:p>
          </table:table-cell>
          <table:table-cell office:value-type="string">
            <text:p>6061-T6 Flat Bar</text:p>
          </table:table-cell>
          <table:table-cell office:value-type="string">
            <text:p><text:s/>1.0in X 2.25in X random</text:p>
          </table:table-cell>
          <table:table-cell office:value-type="string">
            <text:p>V_Bar</text:p>
          </table:table-cell>
          <table:table-cell office:value-type="string">
            <text:p>Material &lt;not specified&gt;</text:p>
          </table:table-cell>
          <table:table-cell office:value-type="float" office:value="2">
            <text:p>2</text:p>
          </table:table-cell>
          <table:table-cell office:value-type="string">
            <text:p>$14.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Rail_Pivot</text:p>
          </table:table-cell>
          <table:table-cell office:value-type="string">
            <text:p>Online Metals</text:p>
          </table:table-cell>
          <table:table-cell office:value-type="string">
            <text:p>6061-T6 Flat Bar</text:p>
          </table:table-cell>
          <table:table-cell office:value-type="string">
            <text:p><text:s/>1.0in X 2.5in X 12in</text:p>
          </table:table-cell>
          <table:table-cell office:value-type="string">
            <text:p>Rail_Pivot</text:p>
          </table:table-cell>
          <table:table-cell office:value-type="string">
            <text:p>6061-T6 (SS)</text:p>
          </table:table-cell>
          <table:table-cell office:value-type="float" office:value="1">
            <text:p>1</text:p>
          </table:table-cell>
          <table:table-cell office:value-type="string">
            <text:p>$15.9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ube_Clamp2</text:p>
          </table:table-cell>
          <table:table-cell office:value-type="string">
            <text:p>Online Metals</text:p>
          </table:table-cell>
          <table:table-cell office:value-type="string">
            <text:p>6061-T6 Square Bar</text:p>
          </table:table-cell>
          <table:table-cell office:value-type="string">
            <text:p><text:s/>1.25in</text:p>
          </table:table-cell>
          <table:table-cell office:value-type="string">
            <text:p><text:s/>12in long</text:p>
          </table:table-cell>
          <table:table-cell office:value-type="string">
            <text:p>Tube_Clamp2</text:p>
          </table:table-cell>
          <table:table-cell office:value-type="string">
            <text:p>6061-T6 (SS)</text:p>
          </table:table-cell>
          <table:table-cell office:value-type="float" office:value="2">
            <text:p>2</text:p>
          </table:table-cell>
          <table:table-cell office:value-type="string">
            <text:p>$9.93 per 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ube_Clamp</text:p>
          </table:table-cell>
          <table:table-cell office:value-type="string">
            <text:p>Online Metals</text:p>
          </table:table-cell>
          <table:table-cell office:value-type="string">
            <text:p>6061-T6 Square Bar</text:p>
          </table:table-cell>
          <table:table-cell office:value-type="string">
            <text:p><text:s/>1.25in</text:p>
          </table:table-cell>
          <table:table-cell office:value-type="string">
            <text:p><text:s/>12in long</text:p>
          </table:table-cell>
          <table:table-cell office:value-type="string">
            <text:p>Tube_Clamp</text:p>
          </table:table-cell>
          <table:table-cell office:value-type="string">
            <text:p>6061-T6 (SS)</text:p>
          </table:table-cell>
          <table:table-cell office:value-type="float" office:value="2">
            <text:p>2</text:p>
          </table:table-cell>
          <table:table-cell office:value-type="string">
            <text:p>$9.93 per 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Tower_V</text:p>
          </table:table-cell>
          <table:table-cell office:value-type="string">
            <text:p>Online Metals</text:p>
          </table:table-cell>
          <table:table-cell office:value-type="string">
            <text:p>6061-T6 Flat Bar</text:p>
          </table:table-cell>
          <table:table-cell office:value-type="string">
            <text:p><text:s/>1.25in X 2.0in X 12in</text:p>
          </table:table-cell>
          <table:table-cell office:value-type="string">
            <text:p>Tower_V</text:p>
          </table:table-cell>
          <table:table-cell office:value-type="string">
            <text:p>6061-T6 (SS)</text:p>
          </table:table-cell>
          <table:table-cell office:value-type="float" office:value="2">
            <text:p>2</text:p>
          </table:table-cell>
          <table:table-cell office:value-type="string">
            <text:p>$15.90 per 2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Foot_Arm</text:p>
          </table:table-cell>
          <table:table-cell office:value-type="string">
            <text:p>Online Metals</text:p>
          </table:table-cell>
          <table:table-cell office:value-type="string">
            <text:p>6061-T6 Square Tube</text:p>
          </table:table-cell>
          <table:table-cell office:value-type="string">
            <text:p><text:s/>3.0in X 0.25in Wall X 12in</text:p>
          </table:table-cell>
          <table:table-cell office:value-type="string">
            <text:p>Foot_Arm</text:p>
          </table:table-cell>
          <table:table-cell office:value-type="string">
            <text:p>6061-T6 (SS)</text:p>
          </table:table-cell>
          <table:table-cell office:value-type="float" office:value="1">
            <text:p>1</text:p>
          </table:table-cell>
          <table:table-cell office:value-type="string">
            <text:p>$21.4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aunch_Rail</text:p>
          </table:table-cell>
          <table:table-cell table:number-columns-repeated="2"/>
          <table:table-cell office:value-type="string">
            <text:p>Launch_Rail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</table:table>
      <table:database-ranges>
        <table:database-range table:target-range-address="Sheet1.A27:Sheet1.K36" table:contains-header="false">
          <table:sort>
            <table:sort-by table:field-number="4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4/21/2015</text:date>, <text:time>21:3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4-21T21:33:02.07</dc:date>
    <meta:generator>OpenOffice.org/3.3$Win32 OpenOffice.org_project/330m20$Build-9567</meta:generator>
    <meta:editing-duration>PT19M9S</meta:editing-duration>
    <meta:editing-cycles>1</meta:editing-cycles>
    <meta:document-statistic meta:table-count="1" meta:cell-count="278" meta:object-count="0"/>
  </office:meta>
</office:document-meta>
</file>